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5c60" officeooo:paragraph-rsid="00185c60"/>
    </style:style>
    <style:style style:name="P2" style:family="paragraph" style:parent-style-name="Standard">
      <style:text-properties fo:language="en" fo:country="US" officeooo:rsid="001947ff" officeooo:paragraph-rsid="00194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1</text:p>
      <text:p text:style-name="P2">22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6T22:48:52.522000000</dc:date>
    <meta:editing-duration>PT14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" meta:word-count="2" meta:character-count="8" meta:non-whitespace-character-count="8"/>
  </office:meta>
</office:document-meta>
</file>